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b846" officeooo:paragraph-rsid="0001b846"/>
    </style:style>
    <style:style style:name="P2" style:family="paragraph" style:parent-style-name="Standard">
      <style:paragraph-properties fo:text-align="center" style:justify-single-word="false"/>
      <style:text-properties fo:font-size="22pt" officeooo:rsid="0001b846" officeooo:paragraph-rsid="0001b846" style:font-size-asian="22pt" style:font-size-complex="22pt"/>
    </style:style>
    <style:style style:name="P3" style:family="paragraph" style:parent-style-name="Standard">
      <style:paragraph-properties fo:text-align="center" style:justify-single-word="false"/>
      <style:text-properties fo:font-size="18pt" officeooo:rsid="0001b846" officeooo:paragraph-rsid="0001b846" style:font-size-asian="15.75pt" style:font-size-complex="18pt"/>
    </style:style>
    <style:style style:name="P4" style:family="paragraph" style:parent-style-name="Standard">
      <style:paragraph-properties fo:text-align="start" style:justify-single-word="false"/>
      <style:text-properties fo:font-size="18pt" officeooo:rsid="0001b846" officeooo:paragraph-rsid="0001b846" style:font-size-asian="15.75pt" style:font-size-complex="18pt"/>
    </style:style>
    <style:style style:name="P5" style:family="paragraph" style:parent-style-name="Standard">
      <style:paragraph-properties fo:text-align="start" style:justify-single-word="false"/>
      <style:text-properties fo:font-size="12pt" officeooo:rsid="0001b846" officeooo:paragraph-rsid="0001b846" style:font-size-asian="10.5pt" style:font-size-complex="12pt"/>
    </style:style>
    <style:style style:name="P6" style:family="paragraph" style:parent-style-name="Standard">
      <style:text-properties fo:font-size="12pt" officeooo:rsid="0001b846" officeooo:paragraph-rsid="0001b846" style:font-size-asian="12pt" style:font-size-complex="12pt"/>
    </style:style>
    <style:style style:name="P7" style:family="paragraph" style:parent-style-name="Standard">
      <style:text-properties officeooo:paragraph-rsid="0001b846"/>
    </style:style>
    <style:style style:name="P8" style:family="paragraph" style:parent-style-name="Standard">
      <style:text-properties fo:font-size="14pt" officeooo:rsid="000af3b5" officeooo:paragraph-rsid="000af3b5" style:font-size-asian="12.25pt" style:font-size-complex="14pt"/>
    </style:style>
    <style:style style:name="P9" style:family="paragraph" style:parent-style-name="Standard">
      <style:text-properties fo:font-size="14pt" officeooo:rsid="000c92d4" officeooo:paragraph-rsid="000c92d4" style:font-size-asian="12.25pt" style:font-size-complex="14pt"/>
    </style:style>
    <style:style style:name="P10" style:family="paragraph" style:parent-style-name="Standard">
      <style:text-properties fo:font-size="14pt" officeooo:paragraph-rsid="0001b846" style:font-size-asian="14pt"/>
    </style:style>
    <style:style style:name="P11" style:family="paragraph" style:parent-style-name="Standard">
      <style:text-properties officeooo:rsid="0003fe81" officeooo:paragraph-rsid="0003fe81"/>
    </style:style>
    <style:style style:name="T1" style:family="text">
      <style:text-properties fo:font-size="14pt" style:font-size-asian="14pt"/>
    </style:style>
    <style:style style:name="T2" style:family="text">
      <style:text-properties fo:font-size="14pt" officeooo:rsid="000af3b5" style:font-size-asian="14pt"/>
    </style:style>
    <style:style style:name="T3" style:family="text">
      <style:text-properties fo:font-size="12pt" style:font-size-asian="12pt" style:font-size-complex="12pt"/>
    </style:style>
    <style:style style:name="T4" style:family="text">
      <style:text-properties fo:font-size="12pt" officeooo:rsid="0001b846" style:font-size-asian="12pt" style:font-size-complex="12pt"/>
    </style:style>
    <style:style style:name="T5" style:family="text">
      <style:text-properties fo:font-size="12pt" style:font-size-asian="10.5pt" style:font-size-complex="12pt"/>
    </style:style>
    <style:style style:name="T6" style:family="text">
      <style:text-properties style:text-position="super 58%"/>
    </style:style>
    <style:style style:name="T7" style:family="text">
      <style:text-properties officeooo:rsid="0002eb7c"/>
    </style:style>
    <style:style style:name="T8" style:family="text">
      <style:text-properties officeooo:rsid="0003c34c"/>
    </style:style>
    <style:style style:name="T9" style:family="text">
      <style:text-properties officeooo:rsid="0003fe81"/>
    </style:style>
    <style:style style:name="T10" style:family="text">
      <style:text-properties officeooo:rsid="0004c123"/>
    </style:style>
    <style:style style:name="T11" style:family="text">
      <style:text-properties officeooo:rsid="0005a0b6"/>
    </style:style>
    <style:style style:name="T12" style:family="text">
      <style:text-properties officeooo:rsid="000789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itlin Ross and Erika Mackin</text:p>
      <text:p text:style-name="P1">Distributed Systems</text:p>
      <text:p text:style-name="P1">Assignment 2</text:p>
      <text:p text:style-name="P1">12/6/15</text:p>
      <text:p text:style-name="P1"/>
      <text:p text:style-name="P2">Distributed Calendar Application</text:p>
      <text:p text:style-name="P3">Implementing Paxos</text:p>
      <text:p text:style-name="P4"/>
      <text:p text:style-name="P5"/>
      <text:p text:style-name="P7"><text:span text:style-name="T1">Section 0 - </text:span>Code contents: </text:p>
      <text:p text:style-name="P7">Application consists of 5 pieces of code:</text:p>
      <text:p text:style-name="P7">Driver.java: This sets up the node object, creates a thread for listening for messages from other nodes, and provides the text-based UI.</text:p>
      <text:p text:style-name="P7">Node.java: This object contains all of the information a node needs for keeping track of the calendar. <text:s/>This is the class where the Wuu and Bernstein algorithm is implemented.</text:p>
      <text:p text:style-name="P1">LogEntry.java: <text:span text:style-name="T8">Provides an object for each log entry—a full calendar and set of appointments. Every node in the log is thus a complete schedule.</text:span></text:p>
      <text:p text:style-name="P7">Appointment.java: This class tracks the information related to an appointment</text:p>
      <text:p text:style-name="P7">Day.java: This is the enum class for providing day of the week information.</text:p>
      <text:p text:style-name="P1">MessageType.java: This is the enum class for all the different types of messages use<text:span text:style-name="T7">d</text:span> in Paxos <text:span text:style-name="T7">and </text:span>leader election.</text:p>
      <text:p text:style-name="P7"/>
      <text:p text:style-name="P7"/>
      <text:p text:style-name="P7">To run from the command line, add the following arguments when starting the program (assuming use of the included jar file):</text:p>
      <text:p text:style-name="P7">java –jar <text:span text:style-name="T9">CHANGE JAR NAME? </text:span><text:s/>final-ross-mackin.jar <text:bookmark text:name="_GoBack"/>&lt;hostnames.txt&gt; &lt;nodeId&gt; &lt;numberNodes&gt; &lt;recover?&gt;</text:p>
      <text:p text:style-name="P7"/>
      <text:p text:style-name="P7">hostnames.txt should be a list of the IP addresses for each node, one on each line, listed in order of node ID number (i.e. node 0’s IP should be on the first line, and so on)</text:p>
      <text:p text:style-name="P7">nodeID is the id number for the node being set up</text:p>
      <text:p text:style-name="P7">numberNodes is the total number of nodes</text:p>
      <text:p text:style-name="P7"><text:span text:style-name="T4">recover determines whether the node should try to recover its state. <text:s/>0 indicates no recovery, 1 allows for recovery from the nodestate.txt file.</text:span></text:p>
      <text:p text:style-name="P7"/>
      <text:p text:style-name="P7"><text:span text:style-name="T4"/></text:p>
      <text:p text:style-name="P7"><text:span text:style-name="T1">Section 1 - </text:span>Appointment Input </text:p>
      <text:p text:style-name="P7">User input is done through the terminal by a series of text-input prompts. Users will be asked whether they wish to add or delete appointments, or to print the calendar. </text:p>
      <text:p text:style-name="P7">If they wish to add an appointment, they will be asked to enter an appointment name , the day (either by spelling out the day, or entering the commonly-used three- or four-letter abbreviations), start and end times (in HHMM format) plus AM or PM, <text:s/>as well as the other participants<text:span text:style-name="T9">'</text:span> node numbers.</text:p>
      <text:p text:style-name="P7">If they wish to delete an appointment, all the user need enter is the appointment ID. <text:s/>When selecting delete, the current appointments are listed with their ID numbers so the user can make a selection.</text:p>
      <text:p text:style-name="P11">If a user tries to schedule an appointment that conflicts with their own most recent log entry, they will be notified immediately. If the appointment does not conflict with their most recent log entry, it will be sent on to the distinguished proposer. If it conflicts with the actual most recent log entry, the user will <text:soft-page-break/>again be notified that the appointment could not be scheduled.</text:p>
      <text:p text:style-name="P7"/>
      <text:p text:style-name="P7"><text:span text:style-name="T1">Section 2 - </text:span>Calendar makeup</text:p>
      <text:p text:style-name="P7">The calendar is maintained by:</text:p>
      <text:p text:style-name="P7">A) a three-dimensional array (#nodes x 7 x 48), of a 7-day period, broken up into half-hour sections. <text:span text:style-name="T9">So it is <text:s/>calendar of every node's appointment times.</text:span></text:p>
      <text:p text:style-name="P7">B) set of current appointments. Each appointment object consists of the information from the user, plus an appointment ID and appointment number.</text:p>
      <text:p text:style-name="P11">Every entry in the log is a new, complete calendar.</text:p>
      <text:p text:style-name="P10"/>
      <text:p text:style-name="P7"><text:span text:style-name="T1">Section 3 – </text:span>Appointment Creation</text:p>
      <text:p text:style-name="P7">When a process is creating a new appointment, it checks that it is free to schedule based on its <text:span text:style-name="T10">most recent entry in the log. If it does not conflict, it sends its list of appointments to the distinguished proposer. The proposer then compares the received set of appointments against the set of appointments in the leader's most recent log entry. If there is <text:s/>conflict, the proposer notifies that user and sends back the most recent log entry as well so the user has more up-to-date information. If there is no conflict, the proposer starts paxos on it.</text:span></text:p>
      <text:p text:style-name="P10"/>
      <text:p text:style-name="P7"><text:span text:style-name="T1">Section </text:span><text:span text:style-name="T2">4</text:span><text:span text:style-name="T1"> - </text:span>Appointment Deletion</text:p>
      <text:p text:style-name="P7">Given appointment ID of desired appointment to delete, the process will attempt to find the appointment in its list of current appointments. If the appointment is found, the appointment is removed from the current appointment list. <text:span text:style-name="T11">This new list of appointments is again sent to the leader, who will perform paxos on that new calendar.</text:span></text:p>
      <text:p text:style-name="P7"/>
      <text:p text:style-name="P8">Section 5<text:span text:style-name="T5"> – Leader Election</text:span></text:p>
      <text:p text:style-name="P9"><text:span text:style-name="T5">If a node tries to send a proposed calendar to the distinguished proposer and finds that the proposer is down (which it can easily detect since TCP is used for this portion of the program), it will initiate leader election. The bully algorithm is used here. Once a new leader is chosen and all other live nodes have been notified, the leader runs the prepare promise portion of paxos to fill in any gaps in its log, before accepting new calendars/log entries to run paxos on.</text:span></text:p>
      <text:p text:style-name="P9"><text:span text:style-name="T5"/></text:p>
      <text:p text:style-name="P7"><text:span text:style-name="T1">Section 6 - </text:span>Failure and Recovery</text:p>
      <text:p text:style-name="P7">To preserve the calendar in the event of a failure, <text:span text:style-name="T11">each time a node receives any information about the log the list of appointments from each entry in the log is written to a text file. Any empty entries in the log will also be included. </text:span></text:p>
      <text:p text:style-name="P6">To recover a crashed node, the 4<text:span text:style-name="T6">th</text:span> command line argument should be set to 1. <text:s/>This will cause to program to read from the nodestate.txt file to restore the state of the node before the crash. <text:s/>The process will regain all information <text:span text:style-name="T12">re: its 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2:13:03.701264883</meta:creation-date>
    <dc:date>2015-12-06T13:15:05.594582496</dc:date>
    <meta:editing-duration>PT46M27S</meta:editing-duration>
    <meta:editing-cycles>9</meta:editing-cycles>
    <meta:generator>LibreOffice/4.2.8.2$Linux_X86_64 LibreOffice_project/420m0$Build-2</meta:generator>
    <meta:document-statistic meta:table-count="0" meta:image-count="0" meta:object-count="0" meta:page-count="2" meta:paragraph-count="39" meta:word-count="859" meta:character-count="4998" meta:non-whitespace-character-count="4164"/>
  </office:meta>
</office:document-meta>
</file>